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61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ta1" style:family="table" style:master-page-name="PageStyle_5f_Überblick">
      <style:table-properties table:display="true" style:writing-mode="lr-tb"/>
    </style:style>
    <style:style style:name="ta2" style:family="table" style:master-page-name="PageStyle_5f_Spezifischer_20_Widerstand">
      <style:table-properties table:display="true" style:writing-mode="lr-tb"/>
    </style:style>
    <style:style style:name="ta3" style:family="table" style:master-page-name="PageStyle_5f_Art_20_der_20_Ladungsträger">
      <style:table-properties table:display="true" style:writing-mode="lr-tb"/>
    </style:style>
    <style:style style:name="ta4" style:family="table" style:master-page-name="PageStyle_5f_Hall-Effek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36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order-bottom="1.76pt solid #000000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fo:border-bottom="1.76pt solid #000000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0">
      <style:table-cell-properties fo:border-bottom="1.5pt solid #000000" fo:background-color="#f2f2f2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fo:border-bottom="1.76pt solid #000000" fo:background-color="#f2f2f2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fo:border-bottom="1.76pt solid #000000" fo:background-color="#d9d9d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28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1" style:family="table-cell" style:parent-style-name="Default" style:data-style-name="N2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0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5" style:family="table-cell" style:parent-style-name="Default" style:data-style-name="N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0">
      <style:table-cell-properties fo:border-bottom="1.76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1.76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d9d9d9" style:cell-protect="none" style:print-content="true" style:rotation-align="none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0">
      <style:table-cell-properties fo:border-bottom="1.76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 style:data-style-name="N0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 style:data-style-name="N0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0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1.5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order-bottom="2.24pt solid #000000" fo:background-color="#f2f2f2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29">
      <style:table-cell-properties fo:background-color="#f2f2f2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071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de" fo:country="DE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bold" style:font-weight-complex="bold" fo:font-style="normal" style:text-position="-8% 58%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1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3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text-position="-8% 58%" style:font-style-asian="normal" style:font-style-complex="normal"/>
    </style:style>
    <style:style style:name="T14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font-style-asian="normal" style:font-style-complex="normal" style:text-position="0% 100%"/>
    </style:style>
    <style:style style:name="T15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16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-8% 58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complex="Calibri" style:font-size-asian="11pt" style:font-size-complex="11pt" style:font-weight-asian="normal" style:font-weight-complex="normal" style:font-style-asian="italic" style:font-style-complex="italic" style:text-position="0% 100%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complex="Calibri" style:font-size-asian="11pt" style:font-size-complex="11pt" style:font-weight-asian="normal" style:font-weight-complex="normal" style:font-style-asian="italic" style:font-style-complex="italic" style:text-position="-8% 58%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text-position="-8% 58%" style:font-style-asian="normal" style:font-style-complex="normal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font-name-complex="Calibri" style:font-size-asian="11pt" style:font-size-complex="11pt" style:font-weight-asian="normal" style:font-weight-complex="normal" fo:font-style="normal" style:font-style-asian="normal" style:font-style-complex="normal" style:text-position="0% 100%"/>
    </style:style>
    <style:style style:name="T23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Hall-Effekt'.E14">
          <table:help-message table:display="true"/>
          <table:error-message table:message-type="stop" table:display="true">
            <text:p>Geben Sie eine positive ganze Zahl ein.</text:p>
          </table:error-message>
        </table:content-validation>
        <table:content-validation table:name="val2" table:condition="of:cell-content-is-in-list([.$I$5:.$P$5])" table:allow-empty-cell="true" table:display-list="unsorted" table:base-cell-address="'Hall-Effekt'.F5">
          <table:help-message table:title="Gruppe" table:display="true">
            <text:p>Wählen Sie Ihre Gruppe aus der Liste aus.</text:p>
          </table:help-message>
          <table:error-message table:message-type="stop" table:display="true"/>
        </table:content-validation>
        <table:content-validation table:name="val3" table:condition="of:cell-content-is-in-list([.$I$3:.$L$3])" table:allow-empty-cell="true" table:display-list="unsorted" table:base-cell-address="'Hall-Effekt'.G3">
          <table:help-message table:title="Studiengang" table:display="true">
            <text:p>Wählen Sie Ihren Studiengang aus der Liste aus.</text:p>
          </table:help-message>
          <table:error-message table:message-type="stop" table:display="true"/>
        </table:content-validation>
        <table:content-validation table:name="val4" table:condition="of:cell-content-is-in-list([.$R$5:.$W$5])" table:allow-empty-cell="true" table:display-list="unsorted" table:base-cell-address="'Hall-Effekt'.G5">
          <table:help-message table:title="Team" table:display="true">
            <text:p>Wählen Sie Ihr Team aus der Liste aus.</text:p>
          </table:help-message>
          <table:error-message table:message-type="stop" table:display="true"/>
        </table:content-validation>
      </table:content-validations>
      <table:table table:name="Überblick" table:style-name="ta1" table:print-ranges="Überblick.A1:Überblick.G1048576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17"/>
        <table:table-column table:style-name="co1" table:number-columns-repeated="15" table:default-cell-style-name="ce20"/>
        <table:table-column table:style-name="co1" table:number-columns-repeated="1001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3.1 Spezifischer Widerstand und Halleffekt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18" office:value-type="string" calcext:value-type="string">
            <text:p>Nebenrechnunge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9" table:number-columns-repeated="15"/>
          <table:table-cell table:number-columns-repeated="1001"/>
        </table:table-row>
        <table:table-row table:style-name="ro2">
          <table:table-cell table:style-name="ce3" office:value-type="string" calcext:value-type="string">
            <text:p>Studiengang</text:p>
          </table:table-cell>
          <table:table-cell table:number-columns-repeated="5"/>
          <table:table-cell table:style-name="ce10" table:content-validation-name="val3"/>
          <table:table-cell/>
          <table:table-cell office:value-type="string" calcext:value-type="string">
            <text:p>EIT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I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9" table:number-columns-repeated="15"/>
          <table:table-cell table:number-columns-repeated="1001"/>
        </table:table-row>
        <table:table-row table:style-name="ro2">
          <table:table-cell table:style-name="ce3" office:value-type="string" calcext:value-type="string">
            <text:p>Gruppe / Team</text:p>
          </table:table-cell>
          <table:table-cell table:number-columns-repeated="4"/>
          <table:table-cell table:style-name="ce10" table:content-validation-name="val2"/>
          <table:table-cell table:style-name="ce13" table:content-validation-name="val4"/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Vornam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Nachname</text:p>
          </table:table-cell>
          <table:covered-table-cell table:style-name="ce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. Student/in</text:p>
          </table:table-cell>
          <table:table-cell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um der Versuchsdurchführung</text:p>
          </table:table-cell>
          <table:table-cell table:number-columns-repeated="5"/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ersuchsauswertung</text:p>
          </table:table-cell>
          <table:table-cell table:number-columns-repeated="2"/>
          <table:table-cell table:style-name="ce8" office:value-type="string" calcext:value-type="string">
            <text:p>Abgabe #</text:p>
          </table:table-cell>
          <table:table-cell table:style-name="ce9" table:content-validation-name="val1"/>
          <table:table-cell table:style-name="ce11" office:value-type="string" calcext:value-type="string">
            <text:p>am</text:p>
          </table:table-cell>
          <table:table-cell table:style-name="ce14"/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ersion:</text:p>
          </table:table-cell>
          <table:table-cell table:style-name="ce4" table:number-columns-repeated="3"/>
          <table:table-cell table:style-name="ce8" office:value-type="string" calcext:value-type="string">
            <text:p>3.0 a</text:p>
          </table:table-cell>
          <table:table-cell table:style-name="ce12" office:value-type="string" calcext:value-type="string">
            <text:p>vom</text:p>
          </table:table-cell>
          <table:table-cell table:style-name="ce15" office:value-type="date" office:date-value="2022-03-18" calcext:value-type="date">
            <text:p>18.03.202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Überblick.G49" table:end-x="2.238cm" table:end-y="0.528cm" draw:z-index="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1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2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3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4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59" draw:name="Feedback" draw:style-name="gr1" draw:text-style-name="P5" svg:width="15.668cm" svg:height="16.932cm" svg:x="0cm" svg:y="0cm">
              <text:p text:style-name="P3"><text:span text:style-name="T1">Hinweise zum Arbeiten mit dieser Datei</text:span></text:p>
              <text:p text:style-name="P3"><text:span text:style-name="T2"/></text:p>
              <text:p text:style-name="P3"><text:span text:style-name="T2">Füllen Sie zunächst die mittelgrau hinterlegten Felder der Seite Überblick vollständig aus.</text:span></text:p>
              <text:p text:style-name="P3"><text:span text:style-name="T2"/></text:p>
              <text:p text:style-name="P3"><text:span text:style-name="T2">Für jeden Versuchsteil gibt es im Regelfall ein eigenes Tabellenblatt. Gehen Sie wie folgt vor:</text:span></text:p>
              <text:p text:style-name="P3"><text:span text:style-name="T2"/></text:p>
              <text:p text:style-name="P3"><text:span text:style-name="T2">Geben Sie Ihre Messdaten in die mittelgrau hinterlegten Felder der Spalten A bis G ein.</text:span></text:p>
              <text:p text:style-name="P3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3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3"><text:span text:style-name="T2">Für weitere Berechnungen beziehen Sie sich immer auf die ungerundeten Zwischen­ergebnisse.</text:span></text:p>
              <text:p text:style-name="P3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1">Achtung</text:span><text:span text:style-name="T2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0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1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2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3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4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5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6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7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8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Überblick.G49" table:end-x="2.238cm" table:end-y="0.528cm" draw:z-index="69" draw:name="Feedback" draw:style-name="gr1" draw:text-style-name="P5" svg:width="15.668cm" svg:height="16.932cm" svg:x="0cm" svg:y="0cm">
              <text:p text:style-name="P1"><text:span text:style-name="T1">Hinweise zum Arbeiten mit dieser Datei</text:span></text:p>
              <text:p text:style-name="P1"><text:span text:style-name="T2"/></text:p>
              <text:p text:style-name="P1"><text:span text:style-name="T2">Füllen Sie zunächst die mittelgrau hinterlegten Felder der Seite Überblick vollständig aus.</text:span></text:p>
              <text:p text:style-name="P1"><text:span text:style-name="T2"/></text:p>
              <text:p text:style-name="P1"><text:span text:style-name="T2">Für jeden Versuchsteil gibt es im Regelfall ein eigenes Tabellenblatt. Gehen Sie wie folgt vor:</text:span></text:p>
              <text:p text:style-name="P1"><text:span text:style-name="T2"/></text:p>
              <text:p text:style-name="P2"><text:span text:style-name="T2">Geben Sie Ihre Messdaten in die mittelgrau hinterlegten Felder der Spalten A bis G ein.</text:span></text:p>
              <text:p text:style-name="P2"><text:span text:style-name="T2">Führen Sie alle notwendigen Berechnungen in den Spalten I und größer durch. Die von Ihnen erstellten Formeln dürfen keine expliziten Zahlenwerte ent­halten. Die einzige Aus­nahme ist der Erweiterungsfaktor </text:span><text:span text:style-name="T3">k</text:span><text:span text:style-name="T2"> = 2 bei statistischen Auswertungen der Mess­unsicher­heit. Ihre Berechnungen müssen sich dynamisch den Messdaten (Werte und Anzahl) an­passen.</text:span></text:p>
              <text:p text:style-name="P2"><text:span text:style-name="T2">Übertragen Sie die berechneten Ergebnisse in die hellgrau hinterlegten Felder der Spalten A bis G. Achten Sie darauf, ob es sich um ein ungerundetes Zwischen­ergeb­nis oder ein korrekt gerundetes Messergebnis handelt. Im ersten Fall nutzen Sie einfach eine Zell­referenz auf Ihre Nebenrechnungen. Im zweiten Fall nutzen Sie Excel-Funktio­nen wie z.B. FEST("ungerundete Zahl"; "Runde­stelle"; WAHR), um das Ergebnis in einen Text umzu­wandeln.</text:span></text:p>
              <text:p text:style-name="P2"><text:span text:style-name="T2">Für weitere Berechnungen beziehen Sie sich immer auf die ungerundeten Zwischen­ergebnisse.</text:span></text:p>
              <text:p text:style-name="P2"><text:span text:style-name="T2">Bei manchen Versuchsteilen müssen Sie auch basierend auf Ihren Messdaten / Neben­­berechnungen Diagramme in den Spalten A bis G erstellen. Diese sollten genau den vorgegebenen Zellbereich überdecken. Achten Sie darauf, dass nicht nur die Mess­punkte selbst, sondern auch Fehlerbalken dynamisch von den Mess­unsicher­heiten abhängen.</text:span></text:p>
              <text:p text:style-name="P3"><text:span text:style-name="T2"/></text:p>
              <text:p text:style-name="P4"><text:span text:style-name="T2">Diese Datei ist teilweise gegen unbeabsichtigte Veränderungen geschützt.</text:span></text:p>
              <text:p text:style-name="P4"><text:span text:style-name="T2"/></text:p>
              <text:p text:style-name="P4"><text:span text:style-name="T4">Achtung</text:span><text:span text:style-name="T5">: Geben Sie Ihren Bericht erst dann ab, wenn die Auswertung fehlerfrei is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Praktikum Physik an der TH-Aschaffenburg</text:p>
          </table:table-cell>
          <table:table-cell table:number-columns-repeated="5"/>
          <table:table-cell table:style-name="ce8" office:value-type="string" calcext:value-type="string">
            <text:p>©Dr. Günter Kovacs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Überblick.$A$1" table:cell-range-address="$Überblick.$A$1:.$G$1048576" table:range-usable-as="print-range"/>
        </table:named-expressions>
      </table:table>
      <table:table table:name="Spezifischer Widerstand" table:style-name="ta2" table:print-ranges="'Spezifischer Widerstand'.A1:'Spezifischer Widerstand'.G149">
        <office:forms form:automatic-focus="false" form:apply-design-mode="false"/>
        <table:shapes>
          <draw:frame draw:z-index="0" draw:style-name="gr2" draw:text-style-name="P6" svg:width="15.421cm" svg:height="8.993cm" svg:x="0.118cm" svg:y="14.529cm">
            <draw:object draw:notify-on-update-of-ranges="'Spezifischer Widerstand'.B9:'Spezifischer Widerstand'.B9 'Spezifischer Widerstand'.B10:'Spezifischer Widerstand'.B18 'Spezifischer Widerstand'.C9:'Spezifischer Widerstand'.C9 'Spezifischer Widerstand'.C10:'Spezifischer Widerstand'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6" svg:width="15.421cm" svg:height="8.993cm" svg:x="0cm" svg:y="25.792cm">
            <draw:object draw:notify-on-update-of-ranges="'Spezifischer Widerstand'.B10:'Spezifischer Widerstand'.B18 'Spezifischer Widerstand'.C9:'Spezifischer Widerstand'.C9 'Spezifischer Widerstand'.E10:'Spezifischer Widerstand'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6" svg:width="15.421cm" svg:height="8.993cm" svg:x="0.158cm" svg:y="47.573cm">
            <draw:object draw:notify-on-update-of-ranges="'Spezifischer Widerstand'.B72:'Spezifischer Widerstand'.B80 'Spezifischer Widerstand'.C9:'Spezifischer Widerstand'.C9 'Spezifischer Widerstand'.C72:'Spezifischer Widerstand'.C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2" table:default-cell-style-name="ce69"/>
        <table:table-column table:style-name="co1" table:number-columns-repeated="1016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Teil A: Spezifischer Widerstand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75" office:value-type="string" calcext:value-type="string">
            <text:p>Nutzen Sie diesen Bereich für Ihre Berechnunge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 calcext:value-type="string">
            <text:p>Versuchsauswertung</text:p>
          </table:table-cell>
          <table:table-cell table:style-name="ce22" table:number-columns-repeated="6"/>
          <table:table-cell table:style-name="ce70"/>
          <table:table-cell table:number-columns-repeated="1016"/>
        </table:table-row>
        <table:table-row table:style-name="ro2">
          <table:table-cell table:style-name="ce23" table:number-columns-repeated="7"/>
          <table:table-cell table:style-name="ce70"/>
          <table:table-cell table:number-columns-repeated="1016"/>
        </table:table-row>
        <table:table-row table:style-name="ro5">
          <table:table-cell table:style-name="ce24" office:value-type="string" calcext:value-type="string">
            <text:p>Verfahren nach van der Pauw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25" office:value-type="string" calcext:value-type="string">
            <text:p>Messwerte für Strom <text:span text:style-name="T6">I</text:span><text:span text:style-name="T7">AB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<text:span text:style-name="T10">AB</text:span><text:span text:style-name="T11"> in mA</text:span></text:p>
          </table:table-cell>
          <table:table-cell table:style-name="ce38" office:value-type="string" calcext:value-type="string">
            <text:p>U<text:span text:style-name="T10">DC</text:span><text:span text:style-name="T11"> in mV</text:span></text:p>
          </table:table-cell>
          <table:table-cell table:style-name="ce38" office:value-type="string" calcext:value-type="string">
            <text:p>R<text:span text:style-name="T10">AB,DC</text:span><text:span text:style-name="T11"> in Ω</text:span></text:p>
          </table:table-cell>
          <table:table-cell table:style-name="ce54" office:value-type="string" calcext:value-type="string">
            <text:p>U<text:span text:style-name="T10">AB</text:span><text:span text:style-name="T11"> in V</text:span>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-1" calcext:value-type="float">
            <text:p>-1,00</text:p>
          </table:table-cell>
          <table:table-cell table:style-name="ce39" office:value-type="float" office:value="-11.51" calcext:value-type="float">
            <text:p>-11,51</text:p>
          </table:table-cell>
          <table:table-cell table:style-name="ce47" table:formula="of:=[.C10]/([.B10])" office:value-type="float" office:value="11.51" calcext:value-type="float">
            <text:p>11,51</text:p>
          </table:table-cell>
          <table:table-cell table:style-name="ce55" office:value-type="float" office:value="-3.48" calcext:value-type="float">
            <text:p>-3,48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-0.75" calcext:value-type="float">
            <text:p>-0,75</text:p>
          </table:table-cell>
          <table:table-cell table:style-name="ce39" office:value-type="float" office:value="-8.62" calcext:value-type="float">
            <text:p>-8,62</text:p>
          </table:table-cell>
          <table:table-cell table:style-name="ce47" table:formula="of:=[.C11]/([.B11])" office:value-type="float" office:value="11.4933333333333" calcext:value-type="float">
            <text:p>11,4933333333333</text:p>
          </table:table-cell>
          <table:table-cell table:style-name="ce55" office:value-type="float" office:value="-3.1" calcext:value-type="float">
            <text:p>-3,1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-0.5" calcext:value-type="float">
            <text:p>-0,50</text:p>
          </table:table-cell>
          <table:table-cell table:style-name="ce39" office:value-type="float" office:value="-5.73" calcext:value-type="float">
            <text:p>-5,73</text:p>
          </table:table-cell>
          <table:table-cell table:style-name="ce47" table:formula="of:=[.C12]/([.B12])" office:value-type="float" office:value="11.46" calcext:value-type="float">
            <text:p>11,46</text:p>
          </table:table-cell>
          <table:table-cell table:style-name="ce55" office:value-type="float" office:value="-2.54" calcext:value-type="float">
            <text:p>-2,54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-0.25" calcext:value-type="float">
            <text:p>-0,25</text:p>
          </table:table-cell>
          <table:table-cell table:style-name="ce39" office:value-type="float" office:value="-2.82" calcext:value-type="float">
            <text:p>-2,82</text:p>
          </table:table-cell>
          <table:table-cell table:style-name="ce47" table:formula="of:=[.C13]/([.B13])" office:value-type="float" office:value="11.28" calcext:value-type="float">
            <text:p>11,28</text:p>
          </table:table-cell>
          <table:table-cell table:style-name="ce55" office:value-type="float" office:value="-1.71" calcext:value-type="float">
            <text:p>-1,71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0" calcext:value-type="float">
            <text:p>0,00</text:p>
          </table:table-cell>
          <table:table-cell table:style-name="ce39" office:value-type="float" office:value="0.05" calcext:value-type="float">
            <text:p>0,05</text:p>
          </table:table-cell>
          <table:table-cell table:style-name="ce47" office:value-type="float" office:value="0" calcext:value-type="float">
            <text:p>0</text:p>
          </table:table-cell>
          <table:table-cell table:style-name="ce55" office:value-type="float" office:value="0.027" calcext:value-type="float">
            <text:p>0,027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39" office:value-type="float" office:value="2.95" calcext:value-type="float">
            <text:p>2,95</text:p>
          </table:table-cell>
          <table:table-cell table:style-name="ce47" table:formula="of:=[.C15]/([.B15])" office:value-type="float" office:value="11.8" calcext:value-type="float">
            <text:p>11,8</text:p>
          </table:table-cell>
          <table:table-cell table:style-name="ce55" office:value-type="float" office:value="1.27" calcext:value-type="float">
            <text:p>1,27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0.5" calcext:value-type="float">
            <text:p>0,50</text:p>
          </table:table-cell>
          <table:table-cell table:style-name="ce39" office:value-type="float" office:value="5.85" calcext:value-type="float">
            <text:p>5,85</text:p>
          </table:table-cell>
          <table:table-cell table:style-name="ce47" table:formula="of:=[.C16]/([.B16])" office:value-type="float" office:value="11.7" calcext:value-type="float">
            <text:p>11,7</text:p>
          </table:table-cell>
          <table:table-cell table:style-name="ce55" office:value-type="float" office:value="1.97" calcext:value-type="float">
            <text:p>1,97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float" office:value="0.75" calcext:value-type="float">
            <text:p>0,75</text:p>
          </table:table-cell>
          <table:table-cell table:style-name="ce39" office:value-type="float" office:value="8.75" calcext:value-type="float">
            <text:p>8,75</text:p>
          </table:table-cell>
          <table:table-cell table:style-name="ce47" table:formula="of:=[.C17]/([.B17])" office:value-type="float" office:value="11.6666666666667" calcext:value-type="float">
            <text:p>11,6666666666667</text:p>
          </table:table-cell>
          <table:table-cell table:style-name="ce55" office:value-type="float" office:value="2.498" calcext:value-type="float">
            <text:p>2,498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float" office:value="1" calcext:value-type="float">
            <text:p>1,00</text:p>
          </table:table-cell>
          <table:table-cell table:style-name="ce40" office:value-type="float" office:value="11.65" calcext:value-type="float">
            <text:p>11,65</text:p>
          </table:table-cell>
          <table:table-cell table:style-name="ce48" table:formula="of:=[.C18]/([.B18])" office:value-type="float" office:value="11.65" calcext:value-type="float">
            <text:p>11,65</text:p>
          </table:table-cell>
          <table:table-cell table:style-name="ce56" office:value-type="float" office:value="2.894" calcext:value-type="float">
            <text:p>2,89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iderstand R<text:span text:style-name="T8">AB,DC</text:span><text:span text:style-name="T9"> aus Tabelle</text:span>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R</text:span><text:span text:style-name="T13">AB,DC</text:span><text:span text:style-name="T14"> =  (‮</text:span></text:p>
          </table:table-cell>
          <table:table-cell table:style-name="ce41" table:formula="of:=AVERAGE([.D10:.D13]~[.D15:.D18])" office:value-type="float" office:value="11.57" calcext:value-type="float">
            <text:p>11,57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COM.MICROSOFT.STDEV.S([.D10:.D13]~[.D15:.D18])/SQRT(COUNT([.D10:.D13]~[.D15:.D18]))*2" office:value-type="float" office:value="0.116870570113824" calcext:value-type="float">
            <text:p>0,116870570113824</text:p>
          </table:table-cell>
          <table:table-cell table:style-name="ce64" office:value-type="string" calcext:value-type="string">
            <text:p> ) <text:span text:style-name="T16">Ω</text:span></text:p>
          </table:table-cell>
          <table:table-cell table:style-name="ce65"/>
          <table:table-cell table:style-name="ce71" office:value-type="string" calcext:value-type="string">
            <text:p>berechnete Werte (ungerundet)</text:p>
          </table:table-cell>
          <table:table-cell table:number-columns-repeated="1016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R</text:span><text:span text:style-name="T13">AB,DC</text:span><text:span text:style-name="T14"> =  (‮</text:span></text:p>
          </table:table-cell>
          <table:table-cell table:style-name="ce41" table:formula="of:=ROUND([.C21];1-INT(LOG(ABS([.E21]))))" office:value-type="float" office:value="11.57" calcext:value-type="float">
            <text:p>11,57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ROUNDUP([.E21];1-INT(LOG(ABS([.E21]))))" office:value-type="float" office:value="0.12" calcext:value-type="float">
            <text:p>0,12</text:p>
          </table:table-cell>
          <table:table-cell table:style-name="ce64" office:value-type="string" calcext:value-type="string">
            <text:p> ) <text:span text:style-name="T16">Ω</text:span></text:p>
          </table:table-cell>
          <table:table-cell table:style-name="ce65"/>
          <table:table-cell table:style-name="ce72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26"/>
          <table:table-cell table:style-name="ce34" office:value-type="string" calcext:value-type="string">
            <text:p>= <text:s text:c="2"/></text:p>
          </table:table-cell>
          <table:table-cell table:style-name="ce42" table:formula="of:=IF(ISBLANK([.C22]);&quot;???&quot;;[.C22])&amp;SUBSTITUTE([.F22];&quot; ) &quot;;&quot; &quot;)&amp;&quot; · ( 1 ± &quot;" office:value-type="string" office:string-value="11,57 Ω · ( 1 ± " calcext:value-type="string" table:number-columns-spanned="2" table:number-rows-spanned="1">
            <text:p>11,57 Ω · ( 1 ± </text:p>
          </table:table-cell>
          <table:covered-table-cell table:style-name="ce50"/>
          <table:table-cell table:style-name="ce58" table:formula="of:=ROUNDUP([.E21]/[.C21];3)*100" office:value-type="float" office:value="1.1" calcext:value-type="float">
            <text:p>1,1</text:p>
          </table:table-cell>
          <table:table-cell table:style-name="ce64" office:value-type="string" calcext:value-type="string">
            <text:p>% )</text:p>
          </table:table-cell>
          <table:table-cell table:style-name="ce65"/>
          <table:covered-table-cell table:style-name="ce7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Darstellung der Messwer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8" table:number-columns-spanned="7" table:number-rows-spanned="20"/>
          <table:covered-table-cell table:number-columns-repeated="5" table:style-name="ce35"/>
          <table:covered-table-cell table:style-name="ce66"/>
          <table:table-cell table:style-name="ce74" office:value-type="string" calcext:value-type="string" table:number-columns-spanned="1" table:number-rows-spanned="20">
            <text:p>Zeichnen Sie die Spannung U<text:span text:style-name="T17">DC</text:span><text:span text:style-name="T18"> als Funktion des Stroms I</text:span><text:span text:style-name="T19">AB</text:span><text:span text:style-name="T18">. Stellen Sie die Messwerte als Punkte aber ohne verbindende Linie dar. </text:span></text:p>
            <text:p><text:span text:style-name="T20"/></text:p>
            <text:p><text:span text:style-name="T20">Approximieren Sie die Messdaten durch eine lineare Trendlinie durch den Ursprung - warum eigentlich? Zeigen Sie die Formel der Trendlinie im Diagramm an.</text:span></text:p>
          </table:table-cell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30"/>
          <table:covered-table-cell table:number-columns-repeated="5" table:style-name="ce37"/>
          <table:covered-table-cell table:style-name="ce68"/>
          <table:covered-table-cell table:style-name="ce7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8" table:number-columns-spanned="7" table:number-rows-spanned="20"/>
          <table:covered-table-cell table:number-columns-repeated="5" table:style-name="ce35"/>
          <table:covered-table-cell table:style-name="ce66"/>
          <table:table-cell table:style-name="ce74" office:value-type="string" calcext:value-type="string" table:number-columns-spanned="1" table:number-rows-spanned="20">
            <text:p>Zeichnen Sie die Spannung U<text:span text:style-name="T17">AB</text:span><text:span text:style-name="T18"> als Funktion des Stroms I</text:span><text:span text:style-name="T19">AB</text:span><text:span text:style-name="T18">. Stellen Sie die Messwerte als Punkte dar und verbinden Sie mit einer glatten Kurve. </text:span></text:p>
            <text:p><text:span text:style-name="T20"/></text:p>
            <text:p><text:span text:style-name="T20">Was fällt Ihnen auf?</text:span></text:p>
          </table:table-cell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30"/>
          <table:covered-table-cell table:number-columns-repeated="5" table:style-name="ce37"/>
          <table:covered-table-cell table:style-name="ce68"/>
          <table:covered-table-cell table:style-name="ce7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Messwerte für Strom <text:span text:style-name="T6">I</text:span><text:span text:style-name="T7">BC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<text:span text:style-name="T10">BC</text:span><text:span text:style-name="T11"> in mA</text:span></text:p>
          </table:table-cell>
          <table:table-cell table:style-name="ce43" office:value-type="string" calcext:value-type="string">
            <text:p>U<text:span text:style-name="T10">AD</text:span><text:span text:style-name="T11"> in mV</text:span></text:p>
          </table:table-cell>
          <table:table-cell table:style-name="ce51" office:value-type="string" calcext:value-type="string">
            <text:p>R<text:span text:style-name="T10">BC,AD</text:span><text:span text:style-name="T11"> in Ω</text:span></text:p>
          </table:table-cell>
          <table:table-cell table:style-name="ce59"/>
          <table:table-cell table:number-columns-repeated="1019"/>
        </table:table-row>
        <table:table-row table:style-name="ro3">
          <table:table-cell/>
          <table:table-cell table:style-name="ce32" office:value-type="float" office:value="-1" calcext:value-type="float">
            <text:p>-1,00</text:p>
          </table:table-cell>
          <table:table-cell table:style-name="ce44" office:value-type="float" office:value="-4.39" calcext:value-type="float">
            <text:p>-4,39</text:p>
          </table:table-cell>
          <table:table-cell table:style-name="ce52" table:formula="of:=[.C72]/([.B72])" office:value-type="float" office:value="4.39" calcext:value-type="float">
            <text:p>4,39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-0.75" calcext:value-type="float">
            <text:p>-0,75</text:p>
          </table:table-cell>
          <table:table-cell table:style-name="ce44" office:value-type="float" office:value="-3.3" calcext:value-type="float">
            <text:p>-3,3</text:p>
          </table:table-cell>
          <table:table-cell table:style-name="ce52" table:formula="of:=[.C73]/([.B73])" office:value-type="float" office:value="4.4" calcext:value-type="float">
            <text:p>4,4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-0.5" calcext:value-type="float">
            <text:p>-0,50</text:p>
          </table:table-cell>
          <table:table-cell table:style-name="ce44" office:value-type="float" office:value="-2.19" calcext:value-type="float">
            <text:p>-2,19</text:p>
          </table:table-cell>
          <table:table-cell table:style-name="ce52" table:formula="of:=[.C74]/([.B74])" office:value-type="float" office:value="4.38" calcext:value-type="float">
            <text:p>4,38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-0.25" calcext:value-type="float">
            <text:p>-0,25</text:p>
          </table:table-cell>
          <table:table-cell table:style-name="ce44" office:value-type="float" office:value="-1.09" calcext:value-type="float">
            <text:p>-1,09</text:p>
          </table:table-cell>
          <table:table-cell table:style-name="ce52" table:formula="of:=[.C75]/([.B75])" office:value-type="float" office:value="4.36" calcext:value-type="float">
            <text:p>4,36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0" calcext:value-type="float">
            <text:p>0,00</text:p>
          </table:table-cell>
          <table:table-cell table:style-name="ce44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4" office:value-type="float" office:value="1.09" calcext:value-type="float">
            <text:p>1,09</text:p>
          </table:table-cell>
          <table:table-cell table:style-name="ce52" table:formula="of:=[.C77]/([.B77])" office:value-type="float" office:value="4.36" calcext:value-type="float">
            <text:p>4,36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0.5" calcext:value-type="float">
            <text:p>0,50</text:p>
          </table:table-cell>
          <table:table-cell table:style-name="ce44" office:value-type="float" office:value="2.18" calcext:value-type="float">
            <text:p>2,18</text:p>
          </table:table-cell>
          <table:table-cell table:style-name="ce52" table:formula="of:=[.C78]/([.B78])" office:value-type="float" office:value="4.36" calcext:value-type="float">
            <text:p>4,36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2" office:value-type="float" office:value="0.75" calcext:value-type="float">
            <text:p>0,75</text:p>
          </table:table-cell>
          <table:table-cell table:style-name="ce44" office:value-type="float" office:value="3.27" calcext:value-type="float">
            <text:p>3,27</text:p>
          </table:table-cell>
          <table:table-cell table:style-name="ce52" table:formula="of:=[.C79]/([.B79])" office:value-type="float" office:value="4.36" calcext:value-type="float">
            <text:p>4,36</text:p>
          </table:table-cell>
          <table:table-cell table:style-name="ce60"/>
          <table:table-cell table:number-columns-repeated="1019"/>
        </table:table-row>
        <table:table-row table:style-name="ro3">
          <table:table-cell/>
          <table:table-cell table:style-name="ce33" office:value-type="float" office:value="1" calcext:value-type="float">
            <text:p>1,00</text:p>
          </table:table-cell>
          <table:table-cell table:style-name="ce45" office:value-type="float" office:value="4.35" calcext:value-type="float">
            <text:p>4,35</text:p>
          </table:table-cell>
          <table:table-cell table:style-name="ce53" table:formula="of:=[.C80]/([.B80])" office:value-type="float" office:value="4.35" calcext:value-type="float">
            <text:p>4,35</text:p>
          </table:table-cell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iderstand R<text:span text:style-name="T8">AB,DC</text:span><text:span text:style-name="T9"> aus Tabelle</text:span>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R</text:span><text:span text:style-name="T13">AB,DC</text:span><text:span text:style-name="T14"> =  (‮</text:span></text:p>
          </table:table-cell>
          <table:table-cell table:style-name="ce41" table:formula="of:=AVERAGE([.D72:.D75]~[.D77:.D80])" office:value-type="float" office:value="4.37" calcext:value-type="float">
            <text:p>4,37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COM.MICROSOFT.STDEV.S([.D72:.D75]~[.D77:.D80])/SQRT(COUNT([.D72:.D75]~[.D77:.D80]))*2" office:value-type="float" office:value="0.01253566341056" calcext:value-type="float">
            <text:p>0,01253566341056</text:p>
          </table:table-cell>
          <table:table-cell table:style-name="ce64" office:value-type="string" calcext:value-type="string">
            <text:p> ) <text:span text:style-name="T16">Ω</text:span></text:p>
          </table:table-cell>
          <table:table-cell table:style-name="ce65"/>
          <table:table-cell table:style-name="ce71" office:value-type="string" calcext:value-type="string">
            <text:p>berechnete Werte (ungerundet)</text:p>
          </table:table-cell>
          <table:table-cell table:number-columns-repeated="1016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R</text:span><text:span text:style-name="T13">AB,DC</text:span><text:span text:style-name="T14"> =  (‮</text:span></text:p>
          </table:table-cell>
          <table:table-cell table:style-name="ce41" table:formula="of:=ROUND([.C83];1-INT(LOG(ABS([.E83]))))" office:value-type="float" office:value="4.37" calcext:value-type="float">
            <text:p>4,37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ROUNDUP([.E83];1-INT(LOG(ABS([.E83]))))" office:value-type="float" office:value="0.013" calcext:value-type="float">
            <text:p>0,013</text:p>
          </table:table-cell>
          <table:table-cell table:style-name="ce64" office:value-type="string" calcext:value-type="string">
            <text:p> ) <text:span text:style-name="T16">Ω</text:span></text:p>
          </table:table-cell>
          <table:table-cell table:style-name="ce65"/>
          <table:table-cell table:style-name="ce72" office:value-type="string" calcext:value-type="string" table:number-columns-spanned="1" table:number-rows-spanned="2">
            <text:p>korrekt gerundet (als Text)</text:p>
          </table:table-cell>
          <table:table-cell table:number-columns-repeated="1016"/>
        </table:table-row>
        <table:table-row table:style-name="ro3">
          <table:table-cell table:style-name="ce26"/>
          <table:table-cell table:style-name="ce34" office:value-type="string" calcext:value-type="string">
            <text:p>= <text:s text:c="2"/></text:p>
          </table:table-cell>
          <table:table-cell table:style-name="ce42" table:formula="of:=IF(ISBLANK([.C84]);&quot;???&quot;;[.C84])&amp;SUBSTITUTE([.F84];&quot; ) &quot;;&quot; &quot;)&amp;&quot; · ( 1 ± &quot;" office:value-type="string" office:string-value="4,37 Ω · ( 1 ± " calcext:value-type="string" table:number-columns-spanned="2" table:number-rows-spanned="1">
            <text:p>4,37 Ω · ( 1 ± </text:p>
          </table:table-cell>
          <table:covered-table-cell table:style-name="ce50"/>
          <table:table-cell table:style-name="ce61" table:formula="of:=ROUNDUP([.E83]/[.C83];3)*100" office:value-type="float" office:value="0.3" calcext:value-type="float">
            <text:p>0,30</text:p>
          </table:table-cell>
          <table:table-cell table:style-name="ce64" office:value-type="string" calcext:value-type="string">
            <text:p>% )</text:p>
          </table:table-cell>
          <table:table-cell table:style-name="ce65"/>
          <table:covered-table-cell table:style-name="ce7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Darstellung der Messwer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8" table:number-columns-spanned="7" table:number-rows-spanned="20"/>
          <table:covered-table-cell table:number-columns-repeated="5" table:style-name="ce35"/>
          <table:covered-table-cell table:style-name="ce66"/>
          <table:table-cell table:style-name="ce74" office:value-type="string" calcext:value-type="string" table:number-columns-spanned="1" table:number-rows-spanned="20">
            <text:p>Zeichnen Sie die Spannung U<text:span text:style-name="T17">AD</text:span><text:span text:style-name="T18"> als Funktion des Stroms I</text:span><text:span text:style-name="T19">BC</text:span><text:span text:style-name="T18">. Stellen Sie die Messwerte als Punkte aber ohne verbindende Linie dar. </text:span></text:p>
            <text:p><text:span text:style-name="T20"/></text:p>
            <text:p><text:span text:style-name="T20">Approximieren Sie die Messdaten durch eine lineare Trendlinie durch den Ursprung - warum eigentlich? Zeigen Sie die Formel der Trendlinie im Diagramm an.</text:span></text:p>
          </table:table-cell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29"/>
          <table:covered-table-cell table:number-columns-repeated="5" table:style-name="ce36"/>
          <table:covered-table-cell table:style-name="ce67"/>
          <table:covered-table-cell table:style-name="ce74"/>
          <table:table-cell table:number-columns-repeated="1016"/>
        </table:table-row>
        <table:table-row table:style-name="ro3">
          <table:covered-table-cell table:style-name="ce30"/>
          <table:covered-table-cell table:number-columns-repeated="5" table:style-name="ce37"/>
          <table:covered-table-cell table:style-name="ce68"/>
          <table:covered-table-cell table:style-name="ce7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Flächenwiderstan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ittlerer Widerstand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R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R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14]);&quot;???&quot;;[.C114])&amp;SUBSTITUTE([.F114];&quot; ) &quot;;&quot; &quot;)&amp;&quot; · ( 1 ± &quot;" office:value-type="string" office:string-value="??? ) · ( 1 ± " calcext:value-type="string" table:number-columns-spanned="2" table:number-rows-spanned="1">
            <text:p>??? )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rste Hilfsgröße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x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x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19]);&quot;???&quot;;[.C119])&amp;SUBSTITUTE([.F119];&quot; ) &quot;;&quot; &quot;)&amp;&quot; · ( 1 ± &quot;" office:value-type="string" office:string-value="??? ) · ( 1 ± " calcext:value-type="string" table:number-columns-spanned="2" table:number-rows-spanned="1">
            <text:p>??? )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Zweite Hilfsgröße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z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z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24]);&quot;???&quot;;[.C124])&amp;SUBSTITUTE([.F124];&quot; ) &quot;;&quot; &quot;)&amp;&quot; · ( 1 ± &quot;" office:value-type="string" office:string-value="??? ) · ( 1 ± " calcext:value-type="string" table:number-columns-spanned="2" table:number-rows-spanned="1">
            <text:p>??? )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eometriefaktor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f<text:span text:style-name="T12">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f<text:span text:style-name="T12"> </text:span><text:span text:style-name="T15">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29]);&quot;???&quot;;[.C129])&amp;SUBSTITUTE([.F129];&quot; ) &quot;;&quot; &quot;)&amp;&quot; · ( 1 ± &quot;" office:value-type="string" office:string-value="??? ) · ( 1 ± " calcext:value-type="string" table:number-columns-spanned="2" table:number-rows-spanned="1">
            <text:p>??? )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lächenwiderstand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R</text:span><text:span text:style-name="T13">□</text:span><text:span text:style-name="T14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Ω / □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R</text:span><text:span text:style-name="T13">□</text:span><text:span text:style-name="T14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Ω / □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34]);&quot;???&quot;;[.C134])&amp;SUBSTITUTE([.F134];&quot; ) &quot;;&quot; &quot;)&amp;&quot; · ( 1 ± &quot;" office:value-type="string" office:string-value="??? Ω / □ · ( 1 ± " calcext:value-type="string" table:number-columns-spanned="2" table:number-rows-spanned="1">
            <text:p>??? Ω / □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Spezifischer Widerstan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obendicke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d</text:span><text:span text:style-name="T15"> =  (‮</text:span></text:p>
          </table:table-cell>
          <table:table-cell table:style-name="ce46" office:value-type="float" office:value="0.525" calcext:value-type="float">
            <text:p>0,525</text:p>
          </table:table-cell>
          <table:table-cell table:style-name="ce49" office:value-type="string" calcext:value-type="string">
            <text:p>±</text:p>
          </table:table-cell>
          <table:table-cell table:style-name="ce63" office:value-type="float" office:value="0.01" calcext:value-type="float">
            <text:p>0,01</text:p>
          </table:table-cell>
          <table:table-cell table:style-name="ce64" office:value-type="string" calcext:value-type="string">
            <text:p> ) <text:span text:style-name="T16">mm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d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mm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41]);&quot;???&quot;;[.C141])&amp;SUBSTITUTE([.F141];&quot; ) &quot;;&quot; &quot;)&amp;&quot; · ( 1 ± &quot;" office:value-type="string" office:string-value="??? mm · ( 1 ± " calcext:value-type="string" table:number-columns-spanned="2" table:number-rows-spanned="1">
            <text:p>??? mm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pezifischer Widerstand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ρ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Ω cm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ρ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Ω cm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146]);&quot;???&quot;;[.C146])&amp;SUBSTITUTE([.F146];&quot; ) &quot;;&quot; &quot;)&amp;&quot; · ( 1 ± &quot;" office:value-type="string" office:string-value="??? Ω cm · ( 1 ± " calcext:value-type="string" table:number-columns-spanned="2" table:number-rows-spanned="1">
            <text:p>??? Ω cm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 table:style-name="ce24" office:value-type="string" calcext:value-type="string">
            <text:p>Feedback Ihrer Dozenten</text:p>
          </table:table-cell>
          <table:table-cell table:number-columns-repeated="1023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Überblick.$A$1" table:cell-range-address="$'Spezifischer Widerstand'.$A$1:.$G$149" table:range-usable-as="print-range"/>
        </table:named-expressions>
      </table:table>
      <table:table table:name="Art der Ladungsträger" table:style-name="ta3" table:print-ranges="'Art der Ladungsträger'.A1:'Art der Ladungsträger'.G1048576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69"/>
        <table:table-column table:style-name="co1" table:number-columns-repeated="1016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Teil B: Art der Ladungsträger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75" office:value-type="string" calcext:value-type="string">
            <text:p>Nutzen Sie diesen Bereich für Ihre Berechnunge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 calcext:value-type="string">
            <text:p>Versuchsauswertung</text:p>
          </table:table-cell>
          <table:table-cell table:style-name="ce22" table:number-columns-repeated="6"/>
          <table:table-cell table:style-name="ce70"/>
          <table:table-cell table:number-columns-repeated="1016"/>
        </table:table-row>
        <table:table-row table:style-name="ro2">
          <table:table-cell table:style-name="ce23" table:number-columns-repeated="7"/>
          <table:table-cell table:style-name="ce70"/>
          <table:table-cell table:number-columns-repeated="1016"/>
        </table:table-row>
        <table:table-row table:style-name="ro3">
          <table:table-cell table:style-name="ce3" office:value-type="string" calcext:value-type="string">
            <text:p>Messwerte an Siliziumprob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77" office:value-type="string" calcext:value-type="string">
            <text:p>I<text:span text:style-name="T10">AC</text:span><text:span text:style-name="T11"> in mA</text:span></text:p>
          </table:table-cell>
          <table:table-cell table:style-name="ce38" office:value-type="string" calcext:value-type="string">
            <text:p>Magnet</text:p>
          </table:table-cell>
          <table:table-cell table:style-name="ce84" office:value-type="string" calcext:value-type="string">
            <text:p>U<text:span text:style-name="T10">BD</text:span><text:span text:style-name="T11"> in mV</text:span></text:p>
          </table:table-cell>
          <table:table-cell table:style-name="ce88" office:value-type="string" calcext:value-type="string">
            <text:p>U<text:span text:style-name="T10">H</text:span><text:span text:style-name="T11"> in mV</text:span></text:p>
          </table:table-cell>
          <table:table-cell table:number-columns-repeated="2"/>
          <table:table-cell table:style-name="ce92" office:value-type="string" calcext:value-type="string" table:number-columns-spanned="1" table:number-rows-spanned="7">
            <text:p>Bestimmen Sie aus der Richtung des Stromes und der Richtung des Magnetfelds die Art der Ladungs-träger. Liegt ein n- oder ein p-Halbleiter vor?</text:p>
          </table:table-cell>
          <table:table-cell table:number-columns-repeated="1016"/>
        </table:table-row>
        <table:table-row table:style-name="ro3">
          <table:table-cell/>
          <table:table-cell table:style-name="ce78" office:value-type="float" office:value="1" calcext:value-type="float" table:number-columns-spanned="1" table:number-rows-spanned="3">
            <text:p>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-7.32" calcext:value-type="float">
            <text:p>-7,32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-7.25" calcext:value-type="float">
            <text:p>-7,25</text:p>
          </table:table-cell>
          <table:table-cell table:style-name="ce90" table:formula="of:=[.D9]-[.D8]" office:value-type="float" office:value="0.0700000000000003" calcext:value-type="float">
            <text:p>0,0700000000000003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-7.37" calcext:value-type="float">
            <text:p>-7,37</text:p>
          </table:table-cell>
          <table:table-cell table:style-name="ce90" table:formula="of:=[.D10]-[.D8]" office:value-type="float" office:value="-0.0499999999999998" calcext:value-type="float">
            <text:p>-0,0499999999999998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table-cell table:style-name="ce78" office:value-type="float" office:value="-1" calcext:value-type="float" table:number-columns-spanned="1" table:number-rows-spanned="3">
            <text:p>-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7.09" calcext:value-type="float">
            <text:p>7,09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7.02" calcext:value-type="float">
            <text:p>7,02</text:p>
          </table:table-cell>
          <table:table-cell table:style-name="ce90" table:formula="of:=[.D12]-[.D11]" office:value-type="float" office:value="-0.0700000000000003" calcext:value-type="float">
            <text:p>-0,0700000000000003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7.13" calcext:value-type="float">
            <text:p>7,13</text:p>
          </table:table-cell>
          <table:table-cell table:style-name="ce91" table:formula="of:=[.D13]-[.D11]" office:value-type="float" office:value="0.04" calcext:value-type="float">
            <text:p>0,04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esswerte an n-Germaniu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77" office:value-type="string" calcext:value-type="string">
            <text:p>I<text:span text:style-name="T10">AC</text:span><text:span text:style-name="T11"> in mA</text:span></text:p>
          </table:table-cell>
          <table:table-cell table:style-name="ce38" office:value-type="string" calcext:value-type="string">
            <text:p>Magnet</text:p>
          </table:table-cell>
          <table:table-cell table:style-name="ce84" office:value-type="string" calcext:value-type="string">
            <text:p>U<text:span text:style-name="T10">BD</text:span><text:span text:style-name="T11"> in mV</text:span></text:p>
          </table:table-cell>
          <table:table-cell table:style-name="ce88" office:value-type="string" calcext:value-type="string">
            <text:p>U<text:span text:style-name="T10">H</text:span><text:span text:style-name="T11"> in mV</text:span></text:p>
          </table:table-cell>
          <table:table-cell table:number-columns-repeated="2"/>
          <table:table-cell table:style-name="ce92" office:value-type="string" calcext:value-type="string" table:number-columns-spanned="1" table:number-rows-spanned="7">
            <text:p>Vergleichen Sie mit einer n-dotierten Germaniumprobe</text:p>
          </table:table-cell>
          <table:table-cell table:number-columns-repeated="1016"/>
        </table:table-row>
        <table:table-row table:style-name="ro3">
          <table:table-cell/>
          <table:table-cell table:style-name="ce78" office:value-type="float" office:value="1" calcext:value-type="float" table:number-columns-spanned="1" table:number-rows-spanned="3">
            <text:p>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-2.86" calcext:value-type="float">
            <text:p>-2,86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-2.13" calcext:value-type="float">
            <text:p>-2,13</text:p>
          </table:table-cell>
          <table:table-cell table:style-name="ce90" table:formula="of:=[.D19]-[.D18]" office:value-type="float" office:value="0.73" calcext:value-type="float">
            <text:p>0,73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-3.4" calcext:value-type="float">
            <text:p>-3,4</text:p>
          </table:table-cell>
          <table:table-cell table:style-name="ce91" table:formula="of:=[.D20]-[.D18]" office:value-type="float" office:value="-0.54" calcext:value-type="float">
            <text:p>-0,54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table-cell table:style-name="ce78" office:value-type="float" office:value="-1" calcext:value-type="float" table:number-columns-spanned="1" table:number-rows-spanned="3">
            <text:p>-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2.81" calcext:value-type="float">
            <text:p>2,81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2.35" calcext:value-type="float">
            <text:p>2,35</text:p>
          </table:table-cell>
          <table:table-cell table:style-name="ce90" table:formula="of:=[.D22]-[.D21]" office:value-type="float" office:value="-0.46" calcext:value-type="float">
            <text:p>-0,46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3.21" calcext:value-type="float">
            <text:p>3,21</text:p>
          </table:table-cell>
          <table:table-cell table:style-name="ce91" table:formula="of:=[.D23]-[.D21]" office:value-type="float" office:value="0.4" calcext:value-type="float">
            <text:p>0,4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esswerte an p-Germaniu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77" office:value-type="string" calcext:value-type="string">
            <text:p>I<text:span text:style-name="T10">AC</text:span><text:span text:style-name="T11"> in mA</text:span></text:p>
          </table:table-cell>
          <table:table-cell table:style-name="ce38" office:value-type="string" calcext:value-type="string">
            <text:p>Magnet</text:p>
          </table:table-cell>
          <table:table-cell table:style-name="ce84" office:value-type="string" calcext:value-type="string">
            <text:p>U<text:span text:style-name="T10">BD</text:span><text:span text:style-name="T11"> in mV</text:span></text:p>
          </table:table-cell>
          <table:table-cell table:style-name="ce88" office:value-type="string" calcext:value-type="string">
            <text:p>U<text:span text:style-name="T10">H</text:span><text:span text:style-name="T11"> in mV</text:span></text:p>
          </table:table-cell>
          <table:table-cell table:number-columns-repeated="2"/>
          <table:table-cell table:style-name="ce92" office:value-type="string" calcext:value-type="string" table:number-columns-spanned="1" table:number-rows-spanned="7">
            <text:p>Vergleichen Sie mit einer p-dotierten Germaniumprobe</text:p>
          </table:table-cell>
          <table:table-cell table:number-columns-repeated="1016"/>
        </table:table-row>
        <table:table-row table:style-name="ro3">
          <table:table-cell/>
          <table:table-cell table:style-name="ce78" office:value-type="float" office:value="1" calcext:value-type="float" table:number-columns-spanned="1" table:number-rows-spanned="3">
            <text:p>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-1.4" calcext:value-type="float">
            <text:p>-1,4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-2.22" calcext:value-type="float">
            <text:p>-2,22</text:p>
          </table:table-cell>
          <table:table-cell table:style-name="ce90" table:formula="of:=[.D29]-[.D28]" office:value-type="float" office:value="-0.82" calcext:value-type="float">
            <text:p>-0,82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-0.64" calcext:value-type="float">
            <text:p>-0,64</text:p>
          </table:table-cell>
          <table:table-cell table:style-name="ce90" table:formula="of:=[.D30]-[.D28]" office:value-type="float" office:value="0.76" calcext:value-type="float">
            <text:p>0,76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table-cell table:style-name="ce78" office:value-type="float" office:value="-1" calcext:value-type="float" table:number-columns-spanned="1" table:number-rows-spanned="3">
            <text:p>-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1.4" calcext:value-type="float">
            <text:p>1,4</text:p>
          </table:table-cell>
          <table:table-cell table:style-name="ce89"/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79"/>
          <table:table-cell table:style-name="ce82" office:value-type="string" calcext:value-type="string">
            <text:p>rot</text:p>
          </table:table-cell>
          <table:table-cell table:style-name="ce86" office:value-type="float" office:value="2.13" calcext:value-type="float">
            <text:p>2,13</text:p>
          </table:table-cell>
          <table:table-cell table:style-name="ce90" table:formula="of:=[.D32]-[.D31]" office:value-type="float" office:value="0.73" calcext:value-type="float">
            <text:p>0,73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/>
          <table:covered-table-cell table:style-name="ce80"/>
          <table:table-cell table:style-name="ce83" office:value-type="string" calcext:value-type="string">
            <text:p>grün</text:p>
          </table:table-cell>
          <table:table-cell table:style-name="ce87" office:value-type="float" office:value="0.78" calcext:value-type="float">
            <text:p>0,78</text:p>
          </table:table-cell>
          <table:table-cell table:style-name="ce91" table:formula="of:=[.D33]-[.D31]" office:value-type="float" office:value="-0.62" calcext:value-type="float">
            <text:p>-0,62</text:p>
          </table:table-cell>
          <table:table-cell table:number-columns-repeated="2"/>
          <table:covered-table-cell table:style-name="ce9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7">
          <table:table-cell table:style-name="ce24" office:value-type="string" calcext:value-type="string">
            <text:p>Feedback Ihrer Dozenten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Überblick.$A$1" table:cell-range-address="$'Art der Ladungsträger'.$A$1:.$G$1048576" table:range-usable-as="print-range"/>
        </table:named-expressions>
      </table:table>
      <table:table table:name="Hall-Effekt" table:style-name="ta4" table:print-ranges="'Hall-Effekt'.A1:'Hall-Effekt'.G1048576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69"/>
        <table:table-column table:style-name="co1" table:number-columns-repeated="1016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Teil C: Ladungsträgerdichte und Beweglichkeit</text:p>
          </table:table-cell>
          <table:covered-table-cell table:number-columns-repeated="6" table:style-name="ce5"/>
          <table:table-cell table:style-name="ce16" office:value-type="string" calcext:value-type="string">
            <text:p>Mit Tab zum nächsten Eingabefeld</text:p>
          </table:table-cell>
          <table:table-cell table:style-name="ce75" office:value-type="string" calcext:value-type="string">
            <text:p>Nutzen Sie diesen Bereich für Ihre Berechnunge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94" office:value-type="string" calcext:value-type="string">
            <text:p>Häusliche Vorbereitu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lementarladung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e = </text:p>
          </table:table-cell>
          <table:table-cell table:style-name="ce101"/>
          <table:table-cell office:value-type="string" calcext:value-type="string">
            <text:p><text:s/>C</text:p>
          </table:table-cell>
          <table:table-cell table:style-name="ce112"/>
          <table:table-cell table:number-columns-repeated="2"/>
          <table:table-cell office:value-type="string" calcext:value-type="string">
            <text:p>Quelle im Bericht angeben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22" office:value-type="string" calcext:value-type="string">
            <text:p>Versuchsauswertung</text:p>
          </table:table-cell>
          <table:table-cell table:style-name="ce22" table:number-columns-repeated="6"/>
          <table:table-cell table:style-name="ce70"/>
          <table:table-cell table:number-columns-repeated="1016"/>
        </table:table-row>
        <table:table-row table:style-name="ro2">
          <table:table-cell table:style-name="ce23" table:number-columns-repeated="7"/>
          <table:table-cell table:style-name="ce70"/>
          <table:table-cell table:number-columns-repeated="1016"/>
        </table:table-row>
        <table:table-row table:style-name="ro5">
          <table:table-cell table:style-name="ce24" office:value-type="string" calcext:value-type="string">
            <text:p>Hallspannu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obenstrom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I</text:span><text:span text:style-name="T13">AC</text:span><text:span text:style-name="T14"> =  (‮</text:span></text:p>
          </table:table-cell>
          <table:table-cell table:style-name="ce46"/>
          <table:table-cell table:style-name="ce49" office:value-type="string" calcext:value-type="string">
            <text:p>±</text:p>
          </table:table-cell>
          <table:table-cell table:style-name="ce63"/>
          <table:table-cell table:style-name="ce64" office:value-type="string" calcext:value-type="string">
            <text:p><text:s/>) mA</text:p>
          </table:table-cell>
          <table:table-cell/>
          <table:table-cell office:value-type="string" calcext:value-type="string">
            <text:p>Strom gemäß Anleitung</text:p>
          </table:table-cell>
          <table:table-cell table:number-columns-repeated="1016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I</text:span><text:span text:style-name="T13">AC</text:span><text:span text:style-name="T14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 mA</text:p>
          </table:table-cell>
          <table:table-cell table:number-columns-repeated="1018"/>
        </table:table-row>
        <table:table-row table:style-name="ro3">
          <table:table-cell table:style-name="ce26"/>
          <table:table-cell table:style-name="ce34" office:value-type="string" calcext:value-type="string">
            <text:p>= <text:s text:c="2"/></text:p>
          </table:table-cell>
          <table:table-cell table:style-name="ce42" table:formula="of:=IF(ISBLANK([.C14]);&quot;???&quot;;[.C14])&amp;SUBSTITUTE([.F14];&quot; ) &quot;;&quot; &quot;)&amp;&quot; · ( 1 ± &quot;" office:value-type="string" office:string-value="??? mA · ( 1 ± " calcext:value-type="string" table:number-columns-spanned="2" table:number-rows-spanned="1">
            <text:p>??? mA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esswer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7" office:value-type="string" calcext:value-type="string">
            <text:p>I<text:span text:style-name="T10">AC</text:span><text:span text:style-name="T11"> in mA</text:span></text:p>
          </table:table-cell>
          <table:table-cell table:style-name="ce38" office:value-type="string" calcext:value-type="string">
            <text:p>Magnet</text:p>
          </table:table-cell>
          <table:table-cell table:style-name="ce84" office:value-type="string" calcext:value-type="string">
            <text:p>U<text:span text:style-name="T10">BD</text:span><text:span text:style-name="T11"> in mV</text:span></text:p>
          </table:table-cell>
          <table:table-cell table:style-name="ce88" office:value-type="string" calcext:value-type="string">
            <text:p>|U<text:span text:style-name="T10">H</text:span><text:span text:style-name="T11">| in mV</text:span></text:p>
          </table:table-cell>
          <table:table-cell table:number-columns-repeated="1019"/>
        </table:table-row>
        <table:table-row table:style-name="ro3">
          <table:table-cell/>
          <table:table-cell table:style-name="ce95" office:value-type="float" office:value="1" calcext:value-type="float" table:number-columns-spanned="1" table:number-rows-spanned="4">
            <text:p>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-7.33" calcext:value-type="float">
            <text:p>-7,33</text:p>
          </table:table-cell>
          <table:table-cell table:style-name="ce113" table:formula="of:=ABS([.D21]-[.D20])" office:value-type="float" office:value="0.58" calcext:value-type="float" table:number-columns-spanned="1" table:number-rows-spanned="2">
            <text:p>0,58</text:p>
          </table:table-cell>
          <table:table-cell table:number-columns-repeated="1019"/>
        </table:table-row>
        <table:table-row table:style-name="ro3">
          <table:table-cell/>
          <table:covered-table-cell table:style-name="ce96"/>
          <table:table-cell table:style-name="ce102" office:value-type="string" calcext:value-type="string">
            <text:p>vorne</text:p>
          </table:table-cell>
          <table:table-cell table:style-name="ce107" office:value-type="float" office:value="-7.91" calcext:value-type="float">
            <text:p>-7,91</text:p>
          </table:table-cell>
          <table:covered-table-cell table:style-name="ce114"/>
          <table:table-cell table:number-columns-repeated="1019"/>
        </table:table-row>
        <table:table-row table:style-name="ro3">
          <table:table-cell/>
          <table:covered-table-cell table:style-name="ce96"/>
          <table:table-cell table:style-name="ce103" office:value-type="string" calcext:value-type="string">
            <text:p>ohne</text:p>
          </table:table-cell>
          <table:table-cell table:style-name="ce108" office:value-type="float" office:value="-7.31" calcext:value-type="float">
            <text:p>-7,31</text:p>
          </table:table-cell>
          <table:table-cell table:style-name="ce114" table:formula="of:=ABS([.D23]-[.D22])" office:value-type="float" office:value="0.579999999999999" calcext:value-type="float" table:number-columns-spanned="1" table:number-rows-spanned="2">
            <text:p>0,579999999999999</text:p>
          </table:table-cell>
          <table:table-cell table:number-columns-repeated="1019"/>
        </table:table-row>
        <table:table-row table:style-name="ro3">
          <table:table-cell/>
          <table:covered-table-cell table:style-name="ce97"/>
          <table:table-cell table:style-name="ce83" office:value-type="string" calcext:value-type="string">
            <text:p>hinten</text:p>
          </table:table-cell>
          <table:table-cell table:style-name="ce87" office:value-type="float" office:value="-6.73" calcext:value-type="float">
            <text:p>-6,73</text:p>
          </table:table-cell>
          <table:covered-table-cell table:style-name="ce114"/>
          <table:table-cell table:number-columns-repeated="1019"/>
        </table:table-row>
        <table:table-row table:style-name="ro3">
          <table:table-cell/>
          <table:table-cell table:style-name="ce95" office:value-type="float" office:value="-1" calcext:value-type="float" table:number-columns-spanned="1" table:number-rows-spanned="4">
            <text:p>-1</text:p>
          </table:table-cell>
          <table:table-cell table:style-name="ce81" office:value-type="string" calcext:value-type="string">
            <text:p>ohne</text:p>
          </table:table-cell>
          <table:table-cell table:style-name="ce85" office:value-type="float" office:value="7.08" calcext:value-type="float">
            <text:p>7,08</text:p>
          </table:table-cell>
          <table:table-cell table:style-name="ce113" table:formula="of:=ABS([.D25]-[.D24])" office:value-type="float" office:value="0.59" calcext:value-type="float" table:number-columns-spanned="1" table:number-rows-spanned="2">
            <text:p>0,59</text:p>
          </table:table-cell>
          <table:table-cell table:number-columns-repeated="1019"/>
        </table:table-row>
        <table:table-row table:style-name="ro3">
          <table:table-cell/>
          <table:covered-table-cell table:style-name="ce96"/>
          <table:table-cell table:style-name="ce102" office:value-type="string" calcext:value-type="string">
            <text:p>vorne</text:p>
          </table:table-cell>
          <table:table-cell table:style-name="ce107" office:value-type="float" office:value="7.67" calcext:value-type="float">
            <text:p>7,67</text:p>
          </table:table-cell>
          <table:covered-table-cell table:style-name="ce114"/>
          <table:table-cell table:number-columns-repeated="1019"/>
        </table:table-row>
        <table:table-row table:style-name="ro3">
          <table:table-cell/>
          <table:covered-table-cell table:style-name="ce96"/>
          <table:table-cell table:style-name="ce103" office:value-type="string" calcext:value-type="string">
            <text:p>ohne</text:p>
          </table:table-cell>
          <table:table-cell table:style-name="ce108" office:value-type="float" office:value="7.08" calcext:value-type="float">
            <text:p>7,08</text:p>
          </table:table-cell>
          <table:table-cell table:style-name="ce115" table:formula="of:=ABS([.D27]-[.D26])" office:value-type="float" office:value="0.58" calcext:value-type="float" table:number-columns-spanned="1" table:number-rows-spanned="2">
            <text:p>0,58</text:p>
          </table:table-cell>
          <table:table-cell table:number-columns-repeated="1019"/>
        </table:table-row>
        <table:table-row table:style-name="ro3">
          <table:table-cell/>
          <table:covered-table-cell table:style-name="ce97"/>
          <table:table-cell table:style-name="ce83" office:value-type="string" calcext:value-type="string">
            <text:p>hinten</text:p>
          </table:table-cell>
          <table:table-cell table:style-name="ce87" office:value-type="float" office:value="6.5" calcext:value-type="float">
            <text:p>6,5</text:p>
          </table:table-cell>
          <table:covered-table-cell table:style-name="ce11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lspannung <text:span text:style-name="T20">U</text:span><text:span text:style-name="T21">Hall</text:span><text:span text:style-name="T22"> aus Tabelle</text:span>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U</text:span><text:span text:style-name="T13">Hall</text:span><text:span text:style-name="T14"> =  (‮</text:span></text:p>
          </table:table-cell>
          <table:table-cell table:style-name="ce41" table:formula="of:=AVERAGE([.E20]~[.E22]~[.E24]~[.E26])" office:value-type="float" office:value="0.5825" calcext:value-type="float">
            <text:p>0,5825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COM.MICROSOFT.STDEV.S([.E20]~[.E22]~[.E24]~[.E26])/SQRT(COUNT([.E20]~[.E22]~[.E24]~[.E26]))*2" office:value-type="float" office:value="0.00500000000000004" calcext:value-type="float">
            <text:p>0,00500000000000004</text:p>
          </table:table-cell>
          <table:table-cell table:style-name="ce64" office:value-type="string" calcext:value-type="string">
            <text:p><text:s/>) mV</text:p>
          </table:table-cell>
          <table:table-cell table:number-columns-repeated="1018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U</text:span><text:span text:style-name="T13">Hall</text:span><text:span text:style-name="T14"> =  (‮</text:span></text:p>
          </table:table-cell>
          <table:table-cell table:style-name="ce41" table:formula="of:=ROUND([.C30];1-INT(LOG(ABS([.E30]))))" office:value-type="float" office:value="0.5825" calcext:value-type="float">
            <text:p>0,5825</text:p>
          </table:table-cell>
          <table:table-cell table:style-name="ce49" office:value-type="string" calcext:value-type="string">
            <text:p>±</text:p>
          </table:table-cell>
          <table:table-cell table:style-name="ce116" table:formula="of:=ROUNDUP([.E30];1-INT(LOG(ABS([.E30]))))" office:value-type="float" office:value="0.005" calcext:value-type="float">
            <text:p>0,0050</text:p>
          </table:table-cell>
          <table:table-cell table:style-name="ce64" office:value-type="string" calcext:value-type="string">
            <text:p><text:s/>) mV</text:p>
          </table:table-cell>
          <table:table-cell table:number-columns-repeated="1018"/>
        </table:table-row>
        <table:table-row table:style-name="ro3">
          <table:table-cell table:style-name="ce26"/>
          <table:table-cell table:style-name="ce34" office:value-type="string" calcext:value-type="string">
            <text:p>= <text:s text:c="2"/></text:p>
          </table:table-cell>
          <table:table-cell table:style-name="ce42" table:formula="of:=IF(ISBLANK([.C31]);&quot;???&quot;;[.C31])&amp;SUBSTITUTE([.F31];&quot; ) &quot;;&quot; &quot;)&amp;&quot; · ( 1 ± &quot;" office:value-type="string" office:string-value="0,5825 mV · ( 1 ± " calcext:value-type="string" table:number-columns-spanned="2" table:number-rows-spanned="1">
            <text:p>0,5825 mV · ( 1 ± </text:p>
          </table:table-cell>
          <table:covered-table-cell table:style-name="ce50"/>
          <table:table-cell table:style-name="ce61" table:formula="of:=ROUNDUP([.E30]/[.C30];3)*100" office:value-type="float" office:value="0.9" calcext:value-type="float">
            <text:p>0,90</text:p>
          </table:table-cell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24" office:value-type="string" calcext:value-type="string">
            <text:p>Magnetfel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esswer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51" office:value-type="string" calcext:value-type="string">
            <text:p>Magnet</text:p>
          </table:table-cell>
          <table:table-cell table:style-name="ce31" office:value-type="string" calcext:value-type="string">
            <text:p>B in mT</text:p>
          </table:table-cell>
          <table:table-cell table:style-name="ce54" office:value-type="string" calcext:value-type="string">
            <text:p>|B| in mT</text:p>
          </table:table-cell>
          <table:table-cell table:number-columns-repeated="1020"/>
        </table:table-row>
        <table:table-row table:style-name="ro3">
          <table:table-cell/>
          <table:table-cell table:style-name="ce98" office:value-type="string" calcext:value-type="string">
            <text:p>vorne</text:p>
          </table:table-cell>
          <table:table-cell table:style-name="ce104" office:value-type="float" office:value="-538" calcext:value-type="float">
            <text:p>-538</text:p>
          </table:table-cell>
          <table:table-cell table:style-name="ce109" table:formula="of:=ABS([.C39])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/>
          <table:table-cell table:style-name="ce99" office:value-type="string" calcext:value-type="string">
            <text:p>hinten</text:p>
          </table:table-cell>
          <table:table-cell table:style-name="ce105" office:value-type="float" office:value="538" calcext:value-type="float">
            <text:p>538</text:p>
          </table:table-cell>
          <table:table-cell table:style-name="ce110" table:formula="of:=ABS([.C40])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/>
          <table:table-cell table:style-name="ce99" office:value-type="string" calcext:value-type="string">
            <text:p>vorne</text:p>
          </table:table-cell>
          <table:table-cell table:style-name="ce105" office:value-type="float" office:value="-585" calcext:value-type="float">
            <text:p>-585</text:p>
          </table:table-cell>
          <table:table-cell table:style-name="ce110" table:formula="of:=ABS([.C41])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/>
          <table:table-cell table:style-name="ce100" office:value-type="string" calcext:value-type="string">
            <text:p>hinten</text:p>
          </table:table-cell>
          <table:table-cell table:style-name="ce106" office:value-type="float" office:value="582" calcext:value-type="float">
            <text:p>582</text:p>
          </table:table-cell>
          <table:table-cell table:style-name="ce111" table:formula="of:=ABS([.C42])" office:value-type="float" office:value="582" calcext:value-type="float">
            <text:p>58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gnetfeld <text:span text:style-name="T20">B</text:span><text:span text:style-name="T23"> aus Tabelle</text:span></text:p>
          </table:table-cell>
          <table:table-cell table:number-columns-repeated="1023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B</text:span><text:span text:style-name="T15"> =  (‮</text:span></text:p>
          </table:table-cell>
          <table:table-cell table:style-name="ce41" table:formula="of:=AVERAGE([.D39:.D42])" office:value-type="float" office:value="560.75" calcext:value-type="float">
            <text:p>560,75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COM.MICROSOFT.STDEV.S([.D39:.D42])/SQRT(COUNT([.D39:.D42]))*2" office:value-type="float" office:value="26.2979720384164" calcext:value-type="float">
            <text:p>26,2979720384164</text:p>
          </table:table-cell>
          <table:table-cell table:style-name="ce64" office:value-type="string" calcext:value-type="string">
            <text:p><text:s/>) mT</text:p>
          </table:table-cell>
          <table:table-cell table:number-columns-repeated="1018"/>
        </table:table-row>
        <table:table-row table:style-name="ro3">
          <table:table-cell table:style-name="ce26"/>
          <table:table-cell table:style-name="ce34" office:value-type="string" calcext:value-type="string">
            <text:p><text:span text:style-name="T12">B</text:span><text:span text:style-name="T15"> =  (‮</text:span></text:p>
          </table:table-cell>
          <table:table-cell table:style-name="ce41" table:formula="of:=ROUND([.C45];1-INT(LOG(ABS([.E45]))))" office:value-type="float" office:value="561" calcext:value-type="float">
            <text:p>561</text:p>
          </table:table-cell>
          <table:table-cell table:style-name="ce49" office:value-type="string" calcext:value-type="string">
            <text:p>±</text:p>
          </table:table-cell>
          <table:table-cell table:style-name="ce57" table:formula="of:=ROUNDUP([.E45];1-INT(LOG(ABS([.E45]))))" office:value-type="float" office:value="27" calcext:value-type="float">
            <text:p>27</text:p>
          </table:table-cell>
          <table:table-cell table:style-name="ce64" office:value-type="string" calcext:value-type="string">
            <text:p><text:s/>) mT</text:p>
          </table:table-cell>
          <table:table-cell table:number-columns-repeated="1018"/>
        </table:table-row>
        <table:table-row table:style-name="ro3">
          <table:table-cell table:style-name="ce26"/>
          <table:table-cell table:style-name="ce34" office:value-type="string" calcext:value-type="string">
            <text:p>= <text:s text:c="2"/></text:p>
          </table:table-cell>
          <table:table-cell table:style-name="ce42" table:formula="of:=IF(ISBLANK([.C46]);&quot;???&quot;;[.C46])&amp;SUBSTITUTE([.F46];&quot; ) &quot;;&quot; &quot;)&amp;&quot; · ( 1 ± &quot;" office:value-type="string" office:string-value="561 mT · ( 1 ± " calcext:value-type="string" table:number-columns-spanned="2" table:number-rows-spanned="1">
            <text:p>561 mT · ( 1 ± </text:p>
          </table:table-cell>
          <table:covered-table-cell table:style-name="ce50"/>
          <table:table-cell table:style-name="ce58" table:formula="of:=ROUNDUP([.E45]/[.C45];3)*100" office:value-type="float" office:value="4.7" calcext:value-type="float">
            <text:p>4,7</text:p>
          </table:table-cell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24" office:value-type="string" calcext:value-type="string">
            <text:p>Ladungsträgerdichte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n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 10^16/cm³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n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<text:s/>) 10^16/cm³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51]);&quot;???&quot;;[.C51])&amp;SUBSTITUTE([.F51];&quot; ) &quot;;&quot; &quot;)&amp;&quot; · ( 1 ± &quot;" office:value-type="string" office:string-value="??? 10^16/cm³ · ( 1 ± " calcext:value-type="string" table:number-columns-spanned="2" table:number-rows-spanned="1">
            <text:p>??? 10^16/cm³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weglichkeit</text:p>
          </table:table-cell>
          <table:table-cell table:number-columns-repeated="1023"/>
        </table:table-row>
        <table:table-row table:style-name="ro3">
          <table:table-cell/>
          <table:table-cell table:style-name="ce34" office:value-type="string" calcext:value-type="string">
            <text:p><text:span text:style-name="T12">µ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cm²/Vs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<text:span text:style-name="T12">µ</text:span><text:span text:style-name="T15"> =  (‮</text:span></text:p>
          </table:table-cell>
          <table:table-cell table:style-name="ce41"/>
          <table:table-cell table:style-name="ce49" office:value-type="string" calcext:value-type="string">
            <text:p>±</text:p>
          </table:table-cell>
          <table:table-cell table:style-name="ce57"/>
          <table:table-cell table:style-name="ce64" office:value-type="string" calcext:value-type="string">
            <text:p> ) <text:span text:style-name="T16">cm²/Vs</text:span></text:p>
          </table:table-cell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= <text:s text:c="2"/></text:p>
          </table:table-cell>
          <table:table-cell table:style-name="ce42" table:formula="of:=IF(ISBLANK([.C56]);&quot;???&quot;;[.C56])&amp;SUBSTITUTE([.F56];&quot; ) &quot;;&quot; &quot;)&amp;&quot; · ( 1 ± &quot;" office:value-type="string" office:string-value="??? cm²/Vs · ( 1 ± " calcext:value-type="string" table:number-columns-spanned="2" table:number-rows-spanned="1">
            <text:p>??? cm²/Vs · ( 1 ± </text:p>
          </table:table-cell>
          <table:covered-table-cell table:style-name="ce50"/>
          <table:table-cell table:style-name="ce62"/>
          <table:table-cell table:style-name="ce64" office:value-type="string" calcext:value-type="string">
            <text:p>% 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 table:style-name="ce24" office:value-type="string" calcext:value-type="string">
            <text:p>Feedback Ihrer Dozenten</text:p>
          </table:table-cell>
          <table:table-cell table:number-columns-repeated="102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Überblick.$A$1" table:cell-range-address="$'Hall-Effekt'.$A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0.801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cm" fo:margin-left="0cm" fo:margin-right="0cm" fo:margin-top="0.3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Art_20_der_20_Ladungsträger" style:display-name="PageStyle_Art der Ladungsträger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Hall-Effekt" style:display-name="PageStyle_Hall-Effekt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PageStyle_5f_Spezifischer_20_Widerstand" style:display-name="PageStyle_Spezifischer Widerstand" style:page-layout-name="Mpm3">
      <style:header style:display="false"/>
      <style:header-left style:display="false"/>
      <style:header-first style:display="false"/>
      <style:footer>
        <style:region-left>
          <text:p><text:span text:style-name="MT1">Praktikum Physik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ovacs, Günter</meta:initial-creator>
    <meta:creation-date>2022-03-18T11:55:43</meta:creation-date>
    <dc:date>2022-05-01T22:56:50.114000000</dc:date>
    <meta:editing-duration>PT3H35M43S</meta:editing-duration>
    <meta:generator>LibreOffice/7.3.1.3$Windows_X86_64 LibreOffice_project/a69ca51ded25f3eefd52d7bf9a5fad8c90b87951</meta:generator>
    <meta:editing-cycles>3</meta:editing-cycles>
    <meta:document-statistic meta:table-count="4" meta:cell-count="422" meta:object-count="73"/>
    <meta:user-defined meta:name="AppVersion">16.0300</meta:user-defined>
    <meta:user-defined meta:name="Company">Hochschule Aschaffenburg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22cm" svg:height="8.994cm" xlink:href=".." xlink:type="simple" chart:class="chart:scatter" chart:style-name="ch1">
        <chart:plot-area chart:style-name="ch2" table:cell-range-address="'Spezifischer Widerstand'.B9:'Spezifischer Widerstand'.C18" chart:data-source-has-labels="row" svg:x="1.306cm" svg:y="0.179cm" svg:width="13.808cm" svg:height="7.668cm">
          <chart:coordinate-region svg:x="1.716cm" svg:y="0.378cm" svg:width="13.046cm" svg:height="7.27cm"/>
          <chart:axis chart:dimension="x" chart:name="primary-x" chart:style-name="ch3">
            <chart:title svg:x="13.662cm" svg:y="3.448cm" chart:style-name="ch4">
              <text:p>I in mA</text:p>
            </chart:title>
            <chart:grid chart:style-name="ch5" chart:class="major"/>
          </chart:axis>
          <chart:axis chart:dimension="y" chart:name="primary-y" chart:style-name="ch6">
            <chart:title svg:x="8.248cm" svg:y="1.65cm" chart:style-name="ch7">
              <text:p>U in mV</text:p>
            </chart:title>
            <chart:grid chart:style-name="ch5" chart:class="major"/>
          </chart:axis>
          <chart:series chart:style-name="ch8" chart:values-cell-range-address="'Spezifischer Widerstand'.C10:'Spezifischer Widerstand'.C18" chart:label-cell-address="'Spezifischer Widerstand'.C9:'Spezifischer Widerstand'.C9" chart:class="chart:scatter">
            <chart:domain table:cell-range-address="'Spezifischer Widerstand'.B10:'Spezifischer Widerstand'.B18"/>
            <chart:regression-curve chart:style-name="ch9">
              <chart:equation chart:display-equation="true" chart:display-r-square="false" svg:x="10.961cm" svg:y="0.473cm" chart:style-name="ch10"/>
            </chart:regression-curve>
            <chart:data-point chart:repeated="6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DC in mV</text:p>
                <draw:g>
                  <svg:desc>'Spezifischer Widerstand'.C9:'Spezifischer Widerstand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Spezifischer Widerstand'.B10:'Spezifischer Widerstand'.B18</svg:desc>
                </draw:g>
              </table:table-cell>
              <table:table-cell office:value-type="float" office:value="-11.51">
                <text:p>-11.51</text:p>
                <draw:g>
                  <svg:desc>'Spezifischer Widerstand'.C10:'Spezifischer Widerstand'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.65">
                <text:p>11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2cm" svg:height="8.994cm" xlink:href=".." xlink:type="simple" chart:class="chart:scatter" chart:style-name="ch1">
        <chart:plot-area chart:style-name="ch2" table:cell-range-address="'Spezifischer Widerstand'.B10:'Spezifischer Widerstand'.B18 'Spezifischer Widerstand'.C9:'Spezifischer Widerstand'.C9 'Spezifischer Widerstand'.E10:'Spezifischer Widerstand'.E18" chart:data-source-has-labels="row" svg:x="1.306cm" svg:y="0.179cm" svg:width="13.808cm" svg:height="7.668cm">
          <chart:coordinate-region svg:x="1.716cm" svg:y="0.378cm" svg:width="13.046cm" svg:height="7.27cm"/>
          <chart:axis chart:dimension="x" chart:name="primary-x" chart:style-name="ch3">
            <chart:title svg:x="13.662cm" svg:y="3.449cm" chart:style-name="ch4">
              <text:p>I in mA</text:p>
            </chart:title>
            <chart:grid chart:style-name="ch5" chart:class="major"/>
          </chart:axis>
          <chart:axis chart:dimension="y" chart:name="primary-y" chart:style-name="ch6">
            <chart:title svg:x="8.261cm" svg:y="1.636cm" chart:style-name="ch7">
              <text:p>U in mV</text:p>
            </chart:title>
            <chart:grid chart:style-name="ch5" chart:class="major"/>
          </chart:axis>
          <chart:series chart:style-name="ch8" chart:values-cell-range-address="'Spezifischer Widerstand'.E10:'Spezifischer Widerstand'.E18" chart:label-cell-address="'Spezifischer Widerstand'.C9:'Spezifischer Widerstand'.C9" chart:class="chart:scatter">
            <chart:domain table:cell-range-address="'Spezifischer Widerstand'.B10:'Spezifischer Widerstand'.B18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DC in mV</text:p>
                <draw:g>
                  <svg:desc>'Spezifischer Widerstand'.C9:'Spezifischer Widerstand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Spezifischer Widerstand'.B10:'Spezifischer Widerstand'.B18</svg:desc>
                </draw:g>
              </table:table-cell>
              <table:table-cell office:value-type="float" office:value="-3.48">
                <text:p>-3.48</text:p>
                <draw:g>
                  <svg:desc>'Spezifischer Widerstand'.E10:'Spezifischer Widerstand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894">
                <text:p>2.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22cm" svg:height="8.994cm" xlink:href=".." xlink:type="simple" chart:class="chart:scatter" chart:style-name="ch1">
        <chart:plot-area chart:style-name="ch2" table:cell-range-address="'Spezifischer Widerstand'.B72:'Spezifischer Widerstand'.C80 'Spezifischer Widerstand'.C9:'Spezifischer Widerstand'.C9" chart:data-source-has-labels="row" svg:x="1.306cm" svg:y="0.179cm" svg:width="13.808cm" svg:height="7.668cm">
          <chart:coordinate-region svg:x="1.716cm" svg:y="0.378cm" svg:width="13.046cm" svg:height="7.27cm"/>
          <chart:axis chart:dimension="x" chart:name="primary-x" chart:style-name="ch3">
            <chart:title svg:x="13.662cm" svg:y="3.49cm" chart:style-name="ch4">
              <text:p>I in mA</text:p>
            </chart:title>
            <chart:grid chart:style-name="ch5" chart:class="major"/>
          </chart:axis>
          <chart:axis chart:dimension="y" chart:name="primary-y" chart:style-name="ch6">
            <chart:title svg:x="8.222cm" svg:y="1.636cm" chart:style-name="ch7">
              <text:p>U in mV</text:p>
            </chart:title>
            <chart:grid chart:style-name="ch5" chart:class="major"/>
          </chart:axis>
          <chart:series chart:style-name="ch8" chart:values-cell-range-address="'Spezifischer Widerstand'.C72:'Spezifischer Widerstand'.C80" chart:label-cell-address="'Spezifischer Widerstand'.C9:'Spezifischer Widerstand'.C9" chart:class="chart:scatter">
            <chart:domain table:cell-range-address="'Spezifischer Widerstand'.B72:'Spezifischer Widerstand'.B80"/>
            <chart:regression-curve chart:style-name="ch9">
              <chart:equation chart:display-equation="true" chart:display-r-square="false" svg:x="11.302cm" svg:y="0.229cm" chart:style-name="ch10"/>
            </chart:regression-curve>
            <chart:data-point chart:repeated="6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DC in mV</text:p>
                <draw:g>
                  <svg:desc>'Spezifischer Widerstand'.C9:'Spezifischer Widerstand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Spezifischer Widerstand'.B72:'Spezifischer Widerstand'.B80</svg:desc>
                </draw:g>
              </table:table-cell>
              <table:table-cell office:value-type="float" office:value="-4.39">
                <text:p>-4.39</text:p>
                <draw:g>
                  <svg:desc>'Spezifischer Widerstand'.C72:'Spezifischer Widerstand'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5">
                <text:p>4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